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ac40" officeooo:paragraph-rsid="0008ac40" style:font-weight-asian="bold" style:font-weight-complex="bold"/>
    </style:style>
    <style:style style:name="P2" style:family="paragraph" style:parent-style-name="Standard">
      <style:text-properties fo:font-size="10pt" style:text-underline-style="none" fo:font-weight="normal" officeooo:rsid="0008ac40" officeooo:paragraph-rsid="0008ac40"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8b05d" officeooo:paragraph-rsid="0008b05d" style:font-size-asian="8.75pt" style:font-weight-asian="normal" style:font-size-complex="10pt" style:font-weight-complex="normal"/>
    </style:style>
    <style:style style:name="P4" style:family="paragraph" style:parent-style-name="Standard">
      <style:text-properties fo:font-size="12pt" style:text-underline-style="solid" style:text-underline-width="auto" style:text-underline-color="font-color" fo:font-weight="bold" officeooo:rsid="000c2ea7" officeooo:paragraph-rsid="000c2ea7" style:font-size-asian="10.5pt" style:font-weight-asian="bold" style:font-size-complex="12pt" style:font-weight-complex="bold"/>
    </style:style>
    <style:style style:name="P5" style:family="paragraph" style:parent-style-name="Standard">
      <style:text-properties fo:font-size="10pt" style:text-underline-style="none" fo:font-weight="bold" officeooo:rsid="000c2ea7" officeooo:paragraph-rsid="000c2ea7" style:font-size-asian="8.75pt" style:font-weight-asian="bold" style:font-size-complex="10pt" style:font-weight-complex="bold"/>
    </style:style>
    <style:style style:name="P6" style:family="paragraph" style:parent-style-name="Standard">
      <style:text-properties fo:font-size="10pt" style:text-underline-style="none" fo:font-weight="normal" officeooo:rsid="000c2ea7" officeooo:paragraph-rsid="000c2ea7" style:font-size-asian="8.75pt" style:font-weight-asian="normal" style:font-size-complex="10pt" style:font-weight-complex="normal"/>
    </style:style>
    <style:style style:name="P7" style:family="paragraph" style:parent-style-name="Standard">
      <style:text-properties fo:font-size="12pt" style:text-underline-style="solid" style:text-underline-width="auto" style:text-underline-color="font-color" fo:font-weight="bold" officeooo:rsid="0009755f" officeooo:paragraph-rsid="0009755f" style:font-size-asian="10.5pt" style:font-weight-asian="bold" style:font-size-complex="12pt" style:font-weight-complex="bold"/>
    </style:style>
    <style:style style:name="P8" style:family="paragraph" style:parent-style-name="Standard">
      <style:text-properties fo:font-size="10pt" style:text-underline-style="none" fo:font-weight="normal" officeooo:rsid="0009755f" officeooo:paragraph-rsid="0009755f" style:font-size-asian="8.75pt" style:font-weight-asian="normal" style:font-size-complex="10pt" style:font-weight-complex="normal"/>
    </style:style>
    <style:style style:name="P9" style:family="paragraph" style:parent-style-name="Standard">
      <style:text-properties fo:font-size="10pt" style:text-underline-style="none" fo:font-weight="bold" officeooo:rsid="0009755f" officeooo:paragraph-rsid="0009755f" style:font-size-asian="8.75pt" style:font-weight-asian="bold" style:font-size-complex="10pt" style:font-weight-complex="bold"/>
    </style:style>
    <style:style style:name="P10" style:family="paragraph" style:parent-style-name="Standard">
      <style:text-properties fo:font-size="10pt" style:text-underline-style="none" fo:font-weight="normal" officeooo:rsid="000d5dd7" officeooo:paragraph-rsid="000d5dd7" style:font-size-asian="8.75pt" style:font-weight-asian="normal" style:font-size-complex="10pt" style:font-weight-complex="normal"/>
    </style:style>
    <style:style style:name="P11" style:family="paragraph" style:parent-style-name="Standard">
      <style:text-properties fo:font-size="10pt" style:text-underline-style="none" fo:font-weight="normal" officeooo:rsid="000e573d" officeooo:paragraph-rsid="000e573d" style:font-size-asian="8.75pt" style:font-weight-asian="normal" style:font-size-complex="10pt" style:font-weight-complex="normal"/>
    </style:style>
    <style:style style:name="P12" style:family="paragraph" style:parent-style-name="Standard">
      <style:text-properties fo:font-size="12pt" style:text-underline-style="solid" style:text-underline-width="auto" style:text-underline-color="font-color" fo:font-weight="bold" officeooo:rsid="000e573d" officeooo:paragraph-rsid="000e573d" style:font-size-asian="10.5pt" style:font-weight-asian="bold" style:font-size-complex="12pt" style:font-weight-complex="bold"/>
    </style:style>
    <style:style style:name="P13" style:family="paragraph" style:parent-style-name="Standard">
      <style:text-properties fo:font-size="10pt" style:text-underline-style="none" fo:font-weight="normal" officeooo:rsid="00103107" officeooo:paragraph-rsid="00103107" style:font-size-asian="8.75pt" style:font-weight-asian="normal" style:font-size-complex="10pt" style:font-weight-complex="normal"/>
    </style:style>
    <style:style style:name="P14" style:family="paragraph" style:parent-style-name="Standard">
      <style:text-properties fo:font-size="12pt" style:text-underline-style="solid" style:text-underline-width="auto" style:text-underline-color="font-color" fo:font-weight="bold" officeooo:rsid="00103107" officeooo:paragraph-rsid="00103107" style:font-size-asian="10.5pt" style:font-weight-asian="bold" style:font-size-complex="12pt" style:font-weight-complex="bold"/>
    </style:style>
    <style:style style:name="P15" style:family="paragraph" style:parent-style-name="Standard">
      <style:text-properties fo:font-size="10pt" style:text-underline-style="none" fo:font-weight="normal" officeooo:rsid="0010b150" officeooo:paragraph-rsid="0010b150" style:font-size-asian="8.75pt" style:font-weight-asian="normal" style:font-size-complex="10pt" style:font-weight-complex="normal"/>
    </style:style>
    <style:style style:name="P16" style:family="paragraph" style:parent-style-name="Standard">
      <style:text-properties fo:font-size="10pt" style:text-underline-style="none" fo:font-weight="normal" officeooo:rsid="001283c9" officeooo:paragraph-rsid="001283c9" style:font-size-asian="8.75pt" style:font-weight-asian="normal" style:font-size-complex="10pt" style:font-weight-complex="normal"/>
    </style:style>
    <style:style style:name="T1" style:family="text">
      <style:text-properties officeooo:rsid="0008b05d"/>
    </style:style>
    <style:style style:name="T2" style:family="text">
      <style:text-properties officeooo:rsid="000c2ea7"/>
    </style:style>
    <style:style style:name="T3" style:family="text">
      <style:text-properties officeooo:rsid="000d5dd7"/>
    </style:style>
    <style:style style:name="T4" style:family="text">
      <style:text-properties officeooo:rsid="000e573d"/>
    </style:style>
    <style:style style:name="T5" style:family="text">
      <style:text-properties officeooo:rsid="00103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ÁLOGO JEFE</text:p>
      <text:p text:style-name="P1"/>
      <text:p text:style-name="P2">¡Hola, hola! ¿Qué tal en tu nuevo lugar de trabajo? Perdóname por no estar allí, me surgió algo urgente que debía atender. Escucha, vas a atender a clientes muy especiales. Acaban de llegar al más allá y perdieron su identidad, pero aún pueden recordar cosas de sus vidas.</text:p>
      <text:p text:style-name="P2">Vendrán a comprar una máscara que les haga recuperar su identidad. Cada máscara <text:span text:style-name="T1">que tenemos en venta corresponde a una persona sola y, para hallar cuál es la que le corresponde, deberás hacerles tres preguntas. Ni una más, ni una menos.</text:span></text:p>
      <text:p text:style-name="P3">Debes actuar con mucha precaución porque, si escoges una máscara que no les corresponde, se irán de la tienda y vagarán por el mundo con desdicha. Pero, ¡sin presiones!</text:p>
      <text:p text:style-name="P3">Una vez que hayan respondido a todas tus preguntas, debes hacer click en la flecha que tienes en la parte inferior de la pantalla y accederás a los estantes con las mencionadas máscaras que tenemos, puedes consultar el bloc de notas que tienes en la esquina inferior izquierda haciendo click, ahí te aparecerá una guía con las máscaras que ofrecemos. Cuando hayas decidido qué máscara vas a vender, haz click en ella y la agregarás a tu inventario, que lo tienes en la esquina inferior derecha. Vuelve al mostrador haciendo click en la flecha que tienes abajo y volverás al mostrador. Para darle la máscara a la clientela, tan solo tienes que arrastrar la máscara desde tu inventario a su cara. ¡No te olvides de preguntarles qué tal se ven con ellas!</text:p>
      <text:p text:style-name="P3"/>
      <text:p text:style-name="P3">¡Y ese es el trabajo! ¿Lo has entendido todo? No respondas, seguro que sí lo hiciste. ¡Ah, lo olvidaba! En la zona de las máscaras tienes la trastienda tras las cortinas. Ve allí para descansar o despejarte siempre que quieras. No me gustaría que lo hicieras delante de la clientela, ya sabes… Te veré después de tu turno para comprobar tu eficacia para el puesto. ¡Nos vemos!</text:p>
      <text:p text:style-name="P3"/>
      <text:p text:style-name="P3"/>
      <text:p text:style-name="P3"/>
      <text:p text:style-name="P3"/>
      <text:p text:style-name="P4">PREGUNTAS</text:p>
      <text:p text:style-name="P4"/>
      <text:p text:style-name="P5">PREGUNTA 1:</text:p>
      <text:p text:style-name="P6">- A: ¿Tienes miedo de algo?</text:p>
      <text:p text:style-name="P6">- B: ¿Crees que fuiste feliz?</text:p>
      <text:p text:style-name="P6"/>
      <text:p text:style-name="P5">PREGUNTA 2:</text:p>
      <text:p text:style-name="P6">- A: ¿De qué color es tu alma?</text:p>
      <text:p text:style-name="P6">- B: ¿Cómo defines tu marcha?</text:p>
      <text:p text:style-name="P6"/>
      <text:p text:style-name="P5">PREGUNTA 3:</text:p>
      <text:p text:style-name="P6">- A: ¿Cuál es tu color favorito?</text:p>
      <text:p text:style-name="P6">- B: ¿Echas de menos a alguien?</text:p>
      <text:p text:style-name="P6"/>
      <text:p text:style-name="P6"/>
      <text:p text:style-name="P3"/>
      <text:p text:style-name="P7">ALMA 1 – PELIQUEIRO</text:p>
      <text:p text:style-name="P8"/>
      <text:p text:style-name="P9">RESPUESTA 1:</text:p>
      <text:p text:style-name="P8">- A: Tengo miedo de que me insulten, ya que significaría que las nuevas generaciones se están olvidando de mí y mi tierra.</text:p>
      <text:p text:style-name="P8">- B: <text:span text:style-name="T2">Muy feliz, sobre todo cuando me daban vino o salía con mi zamarra.</text:span></text:p>
      <text:p text:style-name="P8"/>
      <text:p text:style-name="P6">RESPUESTA 2:</text:p>
      <text:p text:style-name="P6">- A: Rojo, como el color de mi fajín.</text:p>
      <text:p text:style-name="P6">- B: ¿Mi marcha? Yo nunca podía parar en mitad de la calle ni nadie interrumpirme el camino.</text:p>
      <text:p text:style-name="P6"/>
      <text:p text:style-name="P6">RESPUESTA 3:</text:p>
      <text:p text:style-name="P6">- A: El negro. </text:p>
      <text:p text:style-name="P6">- B: Echo de menos a mi gente, mi pueblo, mis costumbres. Echo de menos el olor a mar, a lluvia, a alegría. Echo de menos el lugar donde me crié, mis raíces, mi sangre. Y llevaré con orgullo el valor y la cultura de mi tierra eternamente.</text:p>
      <text:p text:style-name="P6"/>
      <text:p text:style-name="P6"/>
      <text:p text:style-name="P6"/>
      <text:p text:style-name="P6"/>
      <text:p text:style-name="P7"/>
      <text:p text:style-name="P7"><text:soft-page-break/>ALMA 2 – PAYASO</text:p>
      <text:p text:style-name="P7"/>
      <text:p text:style-name="P6">RESPUESTA 1:</text:p>
      <text:p text:style-name="P6">- A: Una vez tuve un sueño con una torre. Subía y subía las escaleras, hacia l<text:span text:style-name="T3">a cumbre</text:span>, pero jamás terminaba. <text:span text:style-name="T3">Fue terrible.</text:span></text:p>
      <text:p text:style-name="P6">- <text:span text:style-name="T3">B: Una vez tuve un sueño con un árbol. Subía y subía por las ramas, hacia lo alto de la copa, pero jamás llegaba. Fue terrible.</text:span></text:p>
      <text:p text:style-name="P6"/>
      <text:p text:style-name="P10">RESPUESTA 2:</text:p>
      <text:p text:style-name="P10">- A: ¿Tengo cara de que me guste comer lapiceros? Honestamente, sí. Me gusta mucho roer lapiceros, pero no vasos.</text:p>
      <text:p text:style-name="P10">- B: Yo viví en una gran ciudad. Al tiempo, me mudé a una pequeña ciudad. Después, decidí mudarme a un pueblo grande, hasta que decidí mudarme a un pueblo pequeño. Pero, de repente, me vino una idea fugaz pero poderosa: mudarme al campo. Y así es como acabé viviendo en un cubo.</text:p>
      <text:p text:style-name="P10"/>
      <text:p text:style-name="P10">RESPUESTA 3:</text:p>
      <text:p text:style-name="P10">- A: Vivir en un cubo es bastante práctico si te paras a pensarlo.</text:p>
      <text:p text:style-name="P10">- B: Vivir en un cubo es bastante práctico si te paras a pensarlo.</text:p>
      <text:p text:style-name="P7"/>
      <text:p text:style-name="P7"/>
      <text:p text:style-name="P7">ALMA 3 – MORETTA</text:p>
      <text:p text:style-name="P7"/>
      <text:p text:style-name="P10">RESPUESTA 1:</text:p>
      <text:p text:style-name="P10">- A: Tengo miedo a mostrar mi rostro, puesto que nadie lo ha visto nunca.</text:p>
      <text:p text:style-name="P10">- B: Sí… Dentro de lo que cabe. Jamás tuve permitido poder hablar, así que nunca hablé con nadie sobre la felicidad. Yo solo debía cumplir lo que de mí se esperaba, nada más. Padre se sentiría orgulloso de mí por haber podido cumplir con mi cometido.</text:p>
      <text:p text:style-name="P11"/>
      <text:p text:style-name="P10">RESPUESTA 2:</text:p>
      <text:p text:style-name="P10">- A: Verde, <text:span text:style-name="T4">porque lo que más disfrutaba era tirarme en el verde pasto de la pradera y rodar, y rodar… Hasta sentirme libre. Lástima que hace tiempo que no puedo hacerlo. Supongo que fue ahí cuando tornó de ese color.</text:span></text:p>
      <text:p text:style-name="P10">- <text:span text:style-name="T4">B: Desdichada. Siento, ahora, que solo fui una víctima de mis circunstancias y la época en la que viví. No he tenido nada mío, un lugar en el que poder esconderme, poder gritar. Ojalá mis últimos días hubiese podido sentir, más allá de asentir.</text:span></text:p>
      <text:p text:style-name="P7"/>
      <text:p text:style-name="P11">RESPUESTA 3:</text:p>
      <text:p text:style-name="P11">- A: Morado, como esta tienda. Es un color que me da cierta fortaleza y esperanza.</text:p>
      <text:p text:style-name="P11">- B: Echo de menos a madre. Fue la única persona con la que pude hablar, reír, ser feliz. Cuando marchó, padre me envió a otro hogar y me encontró un consorte. Alejarme del lugar donde me crié junto a madre me convirtió en una persona agria y hueca.</text:p>
      <text:p text:style-name="P11"/>
      <text:p text:style-name="P11"/>
      <text:p text:style-name="P7">ALMA 4 – MÉDICO DE LA PESTE</text:p>
      <text:p text:style-name="P7"/>
      <text:p text:style-name="P11">RESPUESTA 1:</text:p>
      <text:p text:style-name="P11">- A: Me da miedo el mal olor.</text:p>
      <text:p text:style-name="P11">- B: Yo solo he vivido una vida de preocupación…</text:p>
      <text:p text:style-name="P11"/>
      <text:p text:style-name="P11">RESPUESTA 2:</text:p>
      <text:p text:style-name="P11">- A: Verde, como el olor de las hierbas aromáticas que huelo cuando hago mi trabajo. Seguramente, mi alma respiró aquel color.</text:p>
      <text:p text:style-name="P11">- B: Fea, muy fea. Tenía que haber ayudado a más personas… Era inabarcable.</text:p>
      <text:p text:style-name="P11"/>
      <text:p text:style-name="P11">RESPUESTA 3:</text:p>
      <text:p text:style-name="P11">- A: El negro, suelo llevarlo siempre.</text:p>
      <text:p text:style-name="P11">- B: Echo de menos a mis hijes, pero nos volveremos a encontrar y estoy deseando saber sus historias vitales.</text:p>
      <text:p text:style-name="P7"/>
      <text:p text:style-name="P7"/>
      <text:p text:style-name="P7"/>
      <text:p text:style-name="P7"/>
      <text:p text:style-name="P12"/>
      <text:p text:style-name="P7"><text:soft-page-break/>ALMA 5 – NAMANARI</text:p>
      <text:p text:style-name="P8"/>
      <text:p text:style-name="P11">RESPUESTA 1:</text:p>
      <text:p text:style-name="P11">- A: <text:span text:style-name="T5">Jamás volveré a tener miedo a nada.</text:span></text:p>
      <text:p text:style-name="P11">- <text:span text:style-name="T5">B: Nunca. Maldigo el día que conocí a ese monstruo que se hacía llamar “mi marido”.</text:span></text:p>
      <text:p text:style-name="P11"/>
      <text:p text:style-name="P13">RESPUESTA 2:</text:p>
      <text:p text:style-name="P13">- A: Azul, como el mar en calma. La misma sensación que sentí al divorciarme.</text:p>
      <text:p text:style-name="P13">- B: Temprana, ese malnacido debe pagar por todo lo que me hizo y todo el tiempo que jamás recuperaré por su culpa.</text:p>
      <text:p text:style-name="P13"/>
      <text:p text:style-name="P13">RESPUESTA 3:</text:p>
      <text:p text:style-name="P13">- A: Negro, el color del que se me quedó el corazón al instante en el que me di cuenta del tipo de persona que tanto había amado. Se apagó.</text:p>
      <text:p text:style-name="P13">- B: Echo de menos a madre, ella siempre me apoyó. Sé que ella me espera tras esa puerta y, en cuanto compre mi máscara, nos reencontraremos.</text:p>
      <text:p text:style-name="P7"/>
      <text:p text:style-name="P14"/>
      <text:p text:style-name="P7">ALMA 6 – SATURNIA</text:p>
      <text:p text:style-name="P7"/>
      <text:p text:style-name="P15">RESPUESTA 1:</text:p>
      <text:p text:style-name="P15">- A: Tengo miedo de que este mundo no sea un lugar mejor, un lugar seguro.</text:p>
      <text:p text:style-name="P15">- B: Sí, mucho. Descubrí quién era en realidad y pude transformar el miedo a la incomprensión en tranquilidad, ya que, lo más importante, fue que por fin podía mostrarme tal y cómo era.</text:p>
      <text:p text:style-name="P15"/>
      <text:p text:style-name="P15">RESPUESTA 2:</text:p>
      <text:p text:style-name="P15">- A: Azul. Curioso, porque siempre me gustó el color azul. Me recuerda a cuando me tumbaba en el suelo a observar el cielo y las nubes con mis hermanes.</text:p>
      <text:p text:style-name="P15">- B: Tranquila, te lo digo de corazón. Mi vida no fue fácil, pero siempre pude contar con mi familia y amistades, sobre todo cuando me inundaba la confusión y me dieron un lugar en el que poder quitarme este caparazón hasta que no lo necesitase nunca más. Ojalá todo el mundo pueda vivir una vida como la mía, es lo mínimo merecido.</text:p>
      <text:p text:style-name="P15"/>
      <text:p text:style-name="P15">RESPUESTA 3:</text:p>
      <text:p text:style-name="P15">- A: El morado. Siempre me pareció el más bonito del arcoíris.</text:p>
      <text:p text:style-name="P15">- B: A mi comunidad. Me hicieron mucho más fuerte.</text:p>
      <text:p text:style-name="P7"/>
      <text:p text:style-name="P7"/>
      <text:p text:style-name="P7">ALMA 7 – MAORÍ</text:p>
      <text:p text:style-name="P8"/>
      <text:p text:style-name="P16">RESPUESTA 1:</text:p>
      <text:p text:style-name="P16">- A: Tengo miedo de que desaparezca mi pueblo, mi familia.</text:p>
      <text:p text:style-name="P16">- B: Sí, fui muy feliz. Pude ver cómo la comunidad en la que me crié creció tanto que era imposible conocer a todo el mundo. Es maravilloso ver ese nivel de prosperidad.</text:p>
      <text:p text:style-name="P16"/>
      <text:p text:style-name="P16">RESPUESTA 2:</text:p>
      <text:p text:style-name="P16">- A: Verde, como los pastos que cuidábamos mi familia y yo para que fuesen óptimos para los animales.</text:p>
      <text:p text:style-name="P16">- B: Tranquila, apacible. Toda mi familia estuvo conmigo y me arroparon.</text:p>
      <text:p text:style-name="P16"/>
      <text:p text:style-name="P16">RESPUESTA 3:</text:p>
      <text:p text:style-name="P16">- A: Morado, como los atardeceres que disfrutaba junto a mis nietes cuando les contaba la vida allí hace años.</text:p>
      <text:p text:style-name="P16">- B: No, porque ahora puedo reencontrarme con mis ancestros y todos mis familiares viven en mí.</text:p>
      <text:p text:style-name="P16"/>
      <text:p text:style-name="P16"/>
      <text:p text:style-name="P7">ALMA 8 – GNAGA</text:p>
      <text:p text:style-name="P7"/>
      <text:p text:style-name="P16">RESPUESTA 1: </text:p>
      <text:p text:style-name="P16">- A: ¿Crees que yo tendría miedo a algo?</text:p>
      <text:p text:style-name="P16">- B: Más que tú y más que nadie en el mundo. No imaginas el poder que yo tengo.</text:p>
      <text:p text:style-name="P16"/>
      <text:p text:style-name="P16">RESPUESTA 2:</text:p>
      <text:p text:style-name="P16">- A: Roja, como el color de la pasión. Pasión que yo volcaba siempre en cuidar a Bigotitos.</text:p>
      <text:p text:style-name="P16"><text:soft-page-break/>- B: ¿Perdón? ¿Mi marcha hacia dónde? Yo no me marché, ASCENDÍ a la inmortalidad. Porque una persona como yo siempre será eterna.</text:p>
      <text:p text:style-name="P16"/>
      <text:p text:style-name="P16">RESPUESTA 3: </text:p>
      <text:p text:style-name="P16">- A: Morado, siempre me transmitió mucha paz, como un atardecer en la playa.</text:p>
      <text:p text:style-name="P16">- B: Echo muchísimo de menos a mi Bigotitos. Sé que está bien cuidado y, cuando me quiera dar cuenta, ya estaré junto a él y volveremos a ser los seres más perfectos del mundo en compañía.</text:p>
      <text:p text:style-name="P16"/>
      <text:p text:style-name="P7"/>
      <text:p text:style-name="P7">ALMA 9 – BLANCA VACÍA</text:p>
      <text:p text:style-name="P7"/>
      <text:p text:style-name="P16">RESPUESTA 1:</text:p>
      <text:p text:style-name="P16">- A: No lo sé.</text:p>
      <text:p text:style-name="P16">- B: Creo que sí.</text:p>
      <text:p text:style-name="P16"/>
      <text:p text:style-name="P16">RESPUESTA 2:</text:p>
      <text:p text:style-name="P16">- A: Azul.</text:p>
      <text:p text:style-name="P16">- B: No lo sé.</text:p>
      <text:p text:style-name="P16"/>
      <text:p text:style-name="P16">RESPUESTA 3:</text:p>
      <text:p text:style-name="P16">- A: Negro.</text:p>
      <text:p text:style-name="P16">- B: No lo sé.</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0:14:16.116626400</meta:creation-date>
    <dc:date>2026-02-01T04:41:13.072660400</dc:date>
    <meta:editing-duration>PT1H39M7S</meta:editing-duration>
    <meta:editing-cycles>4</meta:editing-cycles>
    <meta:generator>LibreOffice/25.2.7.2$Windows_X86_64 LibreOffice_project/5cbfd1ab6520636bb5f7b99185aa69bd7456825d</meta:generator>
    <meta:document-statistic meta:table-count="0" meta:image-count="0" meta:object-count="0" meta:page-count="4" meta:paragraph-count="106" meta:word-count="1557" meta:character-count="8153" meta:non-whitespace-character-count="6690"/>
  </office:meta>
</office:document-meta>
</file>